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1" svg:font-family="'Go Medium'" style:font-pitch="variable"/>
    <style:font-face style:name="Go Medium" svg:font-family="'Go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top" draw:auto-grow-height="false" fo:min-height="19.34cm" fo:min-width="25.4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909cm" fo:min-width="11.565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64cm" fo:min-width="6.851cm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1.077cm" fo:min-width="1.25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5e8ac7"/>
      <style:paragraph-properties fo:margin-top="0cm" fo:margin-bottom="0cm" fo:line-height="100%" fo:text-align="center"/>
      <style:text-properties fo:color="#ffffff" style:font-name="Go Medium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  <style:text-properties fo:color="#666666"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58220"/>
      <style:paragraph-properties fo:text-align="center"/>
      <style:text-properties fo:color="#ffffff" style:font-name="Go Medium1" fo:font-weight="bold" style:font-weight-asian="bold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Go Medium" fo:font-size="48pt" fo:font-style="normal" fo:text-shadow="none" style:text-underline-style="none" fo:font-weight="bold" style:letter-kerning="true" style:font-name-asian="AR PL SungtiL GB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Go Medium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66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ffffff" style:font-name="Go Medium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9.59cm" svg:x="1cm" svg:y="1cm">
          <text:p text:style-name="P1"><text:span text:style-name="T1">Scheduler</text:span></text:p>
          <text:p text:style-name="P1"><text:span text:style-name="T1"/></text:p>
          <text:p text:style-name="P1"><text:span text:style-name="T1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065cm" svg:height="2.159cm" svg:x="8.239cm" svg:y="5.826cm">
          <text:p text:style-name="P3"><text:span text:style-name="T3">Enter Schedule 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065cm" svg:height="2.159cm" svg:x="8.239cm" svg:y="8.228cm">
          <text:p text:style-name="P3"><text:span text:style-name="T3">Enter Organizer I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747cm" svg:height="2.286cm" svg:x="10.271cm" svg:y="16.113cm">
          <text:p text:style-name="P5"><text:span text:style-name="T4">Create A New Schedule</text:span></text:p>
          <draw:enhanced-geometry svg:viewBox="0 0 21600 21600" draw:path-stretchpoint-x="10800" draw:path-stretchpoint-y="10800" draw:text-areas="?f3 ?f4 ?f5 ?f6" draw:type="round-rectangle" draw:modifiers="6403.4980323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032cm" svg:height="1.605cm" svg:x="12.812cm" svg:y="11.795cm">
          <text:p text:style-name="P5"><text:span text:style-name="T4">Go</text:span></text:p>
          <draw:enhanced-geometry svg:viewBox="0 0 21600 21600" draw:path-stretchpoint-x="10800" draw:path-stretchpoint-y="10800" draw:text-areas="?f3 ?f4 ?f5 ?f6" draw:type="round-rectangle" draw:modifiers="6403.4980323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1" svg:font-family="'Go Medium'" style:font-pitch="variable"/>
    <style:font-face style:name="Go Medium" svg:font-family="'Go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40:11.942115851</meta:creation-date>
    <dc:date>2018-11-14T19:53:04.185140557</dc:date>
    <meta:editing-duration>PT8M7S</meta:editing-duration>
    <meta:editing-cycles>3</meta:editing-cycles>
    <meta:generator>LibreOffice/6.0.3.2$Linux_X86_64 LibreOffice_project/00m0$Build-2</meta:generator>
    <meta:document-statistic meta:object-count="5"/>
  </office:meta>
</office:document-meta>
</file>